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ny" style:family="paragraph">
      <style:text-properties fo:font-weight="bold" style:font-weight-asian="bold" style:font-weight-complex="bold"/>
    </style:style>
    <style:style style:name="P3" style:parent-style-name="Normalny" style:family="paragraph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Dobrze przygotowany projekt powinien mieć:</text:p>
      <text:p text:style-name="Normalny">- zaczyt/odczyt danych z pliku (JSON, CSV, inne) lub urządzenia</text:p>
      <text:p text:style-name="Normalny">- przetwarzanie danych</text:p>
      <text:p text:style-name="Normalny">- wykresy/analiza danych</text:p>
      <text:p text:style-name="Normalny"/>
      <text:p text:style-name="P2">Opis projektu:</text:p>
      <text:p text:style-name="Normalny">0. Strona tytułowa</text:p>
      <text:p text:style-name="Normalny">1. Opis produktu</text:p>
      <text:p text:style-name="Normalny">2. Schematy akcji lub przypadków użycia</text:p>
      <text:p text:style-name="Normalny">3. Prezentacja systemu</text:p>
      <text:p text:style-name="Normalny">4. Bibliografia</text:p>
      <text:p text:style-name="Normalny">Styl zgodny ze stylem pracy inż.</text:p>
      <text:p text:style-name="Normalny"/>
      <text:p text:style-name="P3">Ocena składa się z:</text:p>
      <text:p text:style-name="Normalny">- oceny działającego programu (prezentowanego po dowolnym laboratorium lub na ostatnich zajęciach projektowych)</text:p>
      <text:p text:style-name="Normalny">UWAGA.</text:p>
      <text:p text:style-name="Normalny">Można pracować w zespołach dwuosobowych. W takich przypadkach<text:s/><text:span text:style-name="T4">wszyscy autorzy zamieszczają komplet plików</text:span><text:s/>na moodlu.</text:p>
      <text:p text:style-name="Normalny">Brak plików oznacza ocenę niedostateczną.<text:s/>Proszę prac nie wysyłać na mail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ofia Matusiewicz</meta:initial-creator>
    <dc:creator>Zofia Matusiewicz</dc:creator>
    <meta:creation-date>2024-03-15T13:57:00Z</meta:creation-date>
    <dc:date>2024-03-15T15:06:00Z</dc:date>
    <meta:template xlink:href="Normal" xlink:type="simple"/>
    <meta:editing-cycles>1</meta:editing-cycles>
    <meta:editing-duration>PT2520S</meta:editing-duration>
    <meta:document-statistic meta:page-count="1" meta:paragraph-count="1" meta:word-count="93" meta:character-count="651" meta:row-count="4" meta:non-whitespace-character-count="559"/>
  </office:meta>
</office:document-meta>
</file>